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e8383" style:font-size-asian="15pt" style:font-size-complex="15pt"/>
    </style:style>
    <style:style style:name="P2" style:family="paragraph" style:parent-style-name="Standard">
      <style:text-properties fo:font-size="15pt" officeooo:rsid="000e8383" officeooo:paragraph-rsid="000e8383" style:font-size-asian="15pt" style:font-size-complex="15pt"/>
    </style:style>
    <style:style style:name="P3" style:family="paragraph" style:parent-style-name="Standard">
      <style:text-properties fo:font-size="15pt" officeooo:rsid="000e8383" officeooo:paragraph-rsid="000e8383" style:font-size-asian="15pt" style:font-size-complex="15pt"/>
    </style:style>
    <style:style style:name="P4" style:family="paragraph" style:parent-style-name="Standard">
      <style:paragraph-properties>
        <style:tab-stops>
          <style:tab-stop style:position="1.101cm"/>
        </style:tab-stops>
      </style:paragraph-properties>
      <style:text-properties fo:font-size="15pt" officeooo:rsid="000e8383" officeooo:paragraph-rsid="000e8383" style:font-size-asian="15pt" style:font-size-complex="15pt"/>
    </style:style>
    <style:style style:name="P5" style:family="paragraph" style:parent-style-name="Standard">
      <style:paragraph-properties>
        <style:tab-stops>
          <style:tab-stop style:position="1.101cm"/>
        </style:tab-stops>
      </style:paragraph-properties>
      <style:text-properties fo:font-size="15pt" officeooo:rsid="000e8383" officeooo:paragraph-rsid="000f7fe4" style:font-size-asian="15pt" style:font-size-complex="15pt"/>
    </style:style>
    <style:style style:name="P6" style:family="paragraph" style:parent-style-name="Standard">
      <style:text-properties fo:font-size="15pt" officeooo:rsid="000f1db0" officeooo:paragraph-rsid="000f1db0" style:font-size-asian="15pt" style:font-size-complex="15pt"/>
    </style:style>
    <style:style style:name="T1" style:family="text">
      <style:text-properties officeooo:rsid="000f1db0"/>
    </style:style>
    <style:style style:name="T2" style:family="text">
      <style:text-properties officeooo:rsid="000f7fe4"/>
    </style:style>
    <style:style style:name="T3" style:family="text">
      <style:text-properties officeooo:rsid="0010a3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105"/>Date: </text:p>
      <text:p text:style-name="P2">Name 2:</text:p>
      <text:p text:style-name="P2"/>
      <text:p text:style-name="P2"/>
      <text:p text:style-name="P2"/>
      <text:p text:style-name="P2">Exercise 4.1.1. Design a database for a bank, including information about customers and their accounts.</text:p>
      <text:p text:style-name="P2"/>
      <text:p text:style-name="P2">Information about a customer includes name, address, phone and social security number.</text:p>
      <text:p text:style-name="P2"/>
      <text:p text:style-name="P2">Accounts have numbers, types (savings, checking) and balances and record the customer who owns it.</text:p>
      <text:p text:style-name="P2"/>
      <text:p text:style-name="P2"/>
      <text:p text:style-name="P2">a) Draw the ER diagram <text:span text:style-name="T1">for this database</text:span></text:p>
      <text:p text:style-name="P2"/>
      <text:p text:style-name="P6">For each of the following constra<text:span text:style-name="T2">ints</text:span>, redraw the ER diagram:</text:p>
      <text:p text:style-name="P2"/>
      <text:p text:style-name="P2">b) An account can only have one customer.</text:p>
      <text:p text:style-name="P2"/>
      <text:p text:style-name="P4">c) A customer can have only one account.</text:p>
      <text:p text:style-name="P4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09:29:29.948507000</meta:creation-date>
    <dc:date>2014-03-27T01:28:33.682983883</dc:date>
    <meta:editing-duration>PT21M30S</meta:editing-duration>
    <meta:editing-cycles>6</meta:editing-cycles>
    <meta:generator>LibreOffice/4.1.3.2$Linux_X86_64 LibreOffice_project/410m0$Build-2</meta:generator>
    <meta:print-date>2014-02-25T09:33:42.442271000</meta:print-date>
    <dc:creator>dmg </dc:creator>
    <meta:document-statistic meta:table-count="0" meta:image-count="0" meta:object-count="0" meta:page-count="1" meta:paragraph-count="9" meta:word-count="81" meta:character-count="595" meta:non-whitespace-character-count="417"/>
  </office:meta>
</office:document-meta>
</file>